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3.5535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29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3.048in"/>
    </style:style>
    <style:style style:name="co10" style:family="table-column">
      <style:table-column-properties fo:break-before="auto" style:column-width="0.4402in"/>
    </style:style>
    <style:style style:name="co11" style:family="table-column">
      <style:table-column-properties fo:break-before="auto" style:column-width="3.0909in"/>
    </style:style>
    <style:style style:name="co12" style:family="table-column">
      <style:table-column-properties fo:break-before="auto" style:column-width="3.1661in"/>
    </style:style>
    <style:style style:name="co13" style:family="table-column">
      <style:table-column-properties fo:break-before="auto" style:column-width="2.4799in"/>
    </style:style>
    <style:style style:name="co14" style:family="table-column">
      <style:table-column-properties fo:break-before="auto" style:column-width="2.2654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3.2626in"/>
    </style:style>
    <style:style style:name="co17" style:family="table-column">
      <style:table-column-properties fo:break-before="auto" style:column-width="1.1098in"/>
    </style:style>
    <style:style style:name="co18" style:family="table-column">
      <style:table-column-properties fo:break-before="auto" style:column-width="0.8in"/>
    </style:style>
    <style:style style:name="co19" style:family="table-column">
      <style:table-column-properties fo:break-before="auto" style:column-width="1.8882in"/>
    </style:style>
    <style:style style:name="co20" style:family="table-column">
      <style:table-column-properties fo:break-before="auto" style:column-width="2.422in"/>
    </style:style>
    <style:style style:name="co21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3791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3701in" fo:break-before="auto" style:use-optimal-row-height="false"/>
    </style:style>
    <style:style style:name="ro10" style:family="table-row">
      <style:table-row-properties style:row-height="0.3626in" fo:break-before="auto" style:use-optimal-row-height="false"/>
    </style:style>
    <style:style style:name="ro11" style:family="table-row">
      <style:table-row-properties style:row-height="0.3453in" fo:break-before="auto" style:use-optimal-row-height="false"/>
    </style:style>
    <style:style style:name="ro12" style:family="table-row">
      <style:table-row-properties style:row-height="0.3882in" fo:break-before="auto" style:use-optimal-row-height="false"/>
    </style:style>
    <style:style style:name="ro13" style:family="table-row">
      <style:table-row-properties style:row-height="0.3535in" fo:break-before="auto" style:use-optimal-row-height="false"/>
    </style:style>
    <style:style style:name="ro14" style:family="table-row">
      <style:table-row-properties style:row-height="0.3543in" fo:break-before="auto" style:use-optimal-row-height="false"/>
    </style:style>
    <style:style style:name="ro15" style:family="table-row">
      <style:table-row-properties style:row-height="0.328in" fo:break-before="auto" style:use-optimal-row-height="false"/>
    </style:style>
    <style:style style:name="ro16" style:family="table-row">
      <style:table-row-properties style:row-height="0.3193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transparent" fo:border="0.74pt solid #000000"/>
      <style:text-properties fo:color="#808080"/>
    </style:style>
    <style:style style:name="ce4" style:family="table-cell" style:parent-style-name="Default">
      <style:table-cell-properties fo:border="0.74pt solid #000000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Default">
      <style:table-cell-properties fo:background-color="#ffa6a6" fo:border="0.74pt solid #000000"/>
      <style:text-properties fo:color="#ffa6a6"/>
    </style:style>
    <style:style style:name="ce48" style:family="table-cell" style:parent-style-name="Default">
      <style:table-cell-properties fo:background-color="#afd095" fo:border="0.74pt solid #000000"/>
    </style:style>
    <style:style style:name="ce4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51" style:family="table-cell" style:parent-style-name="Default">
      <style:table-cell-properties fo:background-color="#3faf46" fo:border="0.74pt solid #000000"/>
      <style:text-properties fo:color="#d4ea6b"/>
    </style:style>
    <style:style style:name="ce52" style:family="table-cell" style:parent-style-name="Default">
      <style:table-cell-properties fo:background-color="#ffff38" fo:border="0.74pt solid #000000"/>
    </style:style>
    <style:style style:name="ce54" style:family="table-cell" style:parent-style-name="Default">
      <style:table-cell-properties fo:background-color="#cccccc" fo:border="0.74pt solid #000000"/>
    </style:style>
    <style:style style:name="ce55" style:family="table-cell" style:parent-style-name="Default">
      <style:table-cell-properties fo:background-color="#3faf46" fo:border="0.74pt solid #000000"/>
      <style:text-properties fo:color="#e8f2a1"/>
    </style:style>
    <style:style style:name="ce56" style:family="table-cell" style:parent-style-name="Default">
      <style:table-cell-properties fo:background-color="#ffffa6" fo:border="0.74pt solid #000000"/>
    </style:style>
    <style:style style:name="ce57" style:family="table-cell" style:parent-style-name="Default">
      <style:table-cell-properties fo:background-color="transparent" fo:border="0.74pt solid #000000"/>
      <style:text-properties fo:color="#e8f2a1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3faf46" fo:border="0.74pt solid #000000"/>
    </style:style>
    <style:style style:name="ce60" style:family="table-cell" style:parent-style-name="Default">
      <style:table-cell-properties fo:background-color="#cccccc" fo:border="0.74pt solid #000000"/>
      <style:text-properties fo:color="#ffa6a6"/>
    </style:style>
    <style:style style:name="ce61" style:family="table-cell" style:parent-style-name="Default">
      <style:table-cell-properties fo:background-color="#afd095" fo:border="0.74pt solid #000000"/>
      <style:text-properties fo:color="#bf819e"/>
    </style:style>
    <style:style style:name="ce62" style:family="table-cell" style:parent-style-name="Default">
      <style:table-cell-properties fo:background-color="#cccccc" fo:border="0.74pt solid #000000"/>
      <style:text-properties fo:color="#808080"/>
    </style:style>
    <style:style style:name="ce63" style:family="table-cell" style:parent-style-name="Default">
      <style:table-cell-properties style:diagonal-bl-tr="0.06pt solid #000000" style:diagonal-tl-br="0.06pt solid #000000" fo:background-color="transparent" fo:border="0.74pt solid #000000"/>
    </style:style>
    <style:style style:name="ce65" style:family="table-cell" style:parent-style-name="Default">
      <style:table-cell-properties fo:background-color="#cccccc" fo:border="0.74pt solid #000000"/>
      <style:text-properties fo:color="#cccccc"/>
    </style:style>
    <style:style style:name="ce67" style:family="table-cell" style:parent-style-name="Default">
      <style:table-cell-properties fo:background-color="transparent" fo:border="0.74pt solid #000000"/>
    </style:style>
    <style:style style:name="ce72" style:family="table-cell" style:parent-style-name="Default">
      <style:table-cell-properties fo:background-color="#afd095" fo:border="0.74pt solid #000000"/>
      <style:text-properties fo:color="#e8f2a1"/>
    </style:style>
    <style:style style:name="ce78" style:family="table-cell" style:parent-style-name="Default">
      <style:table-cell-properties fo:background-color="#cccccc" style:diagonal-bl-tr="none" style:diagonal-tl-br="none" fo:border="0.74pt solid #000000"/>
    </style:style>
    <style:style style:name="ce79" style:family="table-cell" style:parent-style-name="Default">
      <style:table-cell-properties fo:background-color="#00a933" fo:border="0.74pt solid #000000"/>
    </style:style>
    <style:style style:name="ce8" style:family="table-cell" style:parent-style-name="Default">
      <style:table-cell-properties fo:wrap-option="wrap" fo:border="0.74pt solid #000000"/>
      <style:text-properties fo:color="#808080"/>
    </style:style>
    <style:style style:name="ce80" style:family="table-cell" style:parent-style-name="Default">
      <style:table-cell-properties fo:background-color="#00a933" fo:border="0.74pt solid #000000"/>
      <style:text-properties fo:color="#ffa6a6"/>
    </style:style>
    <style:style style:name="ce100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1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3" style:family="table-cell" style:parent-style-name="Default">
      <style:table-cell-properties fo:border="none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7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5" style:family="table-cell" style:parent-style-name="Default">
      <style:table-cell-properties fo:wrap-option="wrap"/>
    </style:style>
    <style:style style:name="ce10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0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2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5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9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="0.74pt solid #000000"/>
    </style:style>
    <style:style style:name="ce169" style:family="table-cell" style:parent-style-name="Default">
      <style:table-cell-properties fo:wrap-option="wrap" fo:border="0.74pt solid #000000"/>
      <style:text-properties fo:color="#808080"/>
    </style:style>
    <style:style style:name="ce170" style:family="table-cell" style:parent-style-name="Default">
      <style:table-cell-properties fo:background-color="transparent" fo:border="0.74pt solid #000000"/>
      <style:text-properties fo:color="#808080"/>
    </style:style>
    <style:style style:name="ce171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172" style:family="table-cell" style:parent-style-name="Default">
      <style:table-cell-properties fo:background-color="#afd095" fo:border="0.74pt solid #000000"/>
    </style:style>
    <style:style style:name="ce17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5" style:family="table-cell" style:parent-style-name="Default">
      <style:table-cell-properties fo:background-color="#3faf46" fo:border="0.74pt solid #000000"/>
      <style:text-properties fo:color="#d4ea6b"/>
    </style:style>
    <style:style style:name="ce176" style:family="table-cell" style:parent-style-name="Default">
      <style:table-cell-properties fo:background-color="#ffff38" fo:border="0.74pt solid #000000"/>
    </style:style>
    <style:style style:name="ce177" style:family="table-cell" style:parent-style-name="Default">
      <style:table-cell-properties fo:background-color="#ffa6a6" fo:border="0.74pt solid #000000"/>
      <style:text-properties fo:color="#ffa6a6"/>
    </style:style>
    <style:style style:name="ce178" style:family="table-cell" style:parent-style-name="Default">
      <style:table-cell-properties fo:background-color="#cccccc" fo:border="0.74pt solid #000000"/>
    </style:style>
    <style:style style:name="ce179" style:family="table-cell" style:parent-style-name="Default">
      <style:table-cell-properties style:diagonal-bl-tr="0.06pt solid #000000" style:diagonal-tl-br="0.06pt solid #000000" fo:background-color="transparent" fo:border="0.74pt solid #000000"/>
    </style:style>
    <style:style style:name="ce180" style:family="table-cell" style:parent-style-name="Default">
      <style:table-cell-properties fo:background-color="#3faf46" fo:border="0.74pt solid #000000"/>
      <style:text-properties fo:color="#e8f2a1"/>
    </style:style>
    <style:style style:name="ce181" style:family="table-cell" style:parent-style-name="Default">
      <style:table-cell-properties fo:background-color="#ffffa6" fo:border="0.74pt solid #000000"/>
    </style:style>
    <style:style style:name="ce182" style:family="table-cell" style:parent-style-name="Default">
      <style:table-cell-properties fo:background-color="transparent" fo:border="0.74pt solid #000000"/>
      <style:text-properties fo:color="#e8f2a1"/>
    </style:style>
    <style:style style:name="ce18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cccccc" fo:border="0.74pt solid #000000"/>
      <style:text-properties fo:color="#cccccc"/>
    </style:style>
    <style:style style:name="ce185" style:family="table-cell" style:parent-style-name="Default">
      <style:table-cell-properties fo:background-color="#cccccc" fo:border="0.74pt solid #000000"/>
      <style:text-properties fo:color="#ffa6a6"/>
    </style:style>
    <style:style style:name="ce186" style:family="table-cell" style:parent-style-name="Default">
      <style:table-cell-properties fo:background-color="transparent" fo:border="0.74pt solid #000000"/>
    </style:style>
    <style:style style:name="ce187" style:family="table-cell" style:parent-style-name="Default">
      <style:table-cell-properties fo:background-color="#3faf46" fo:border="0.74pt solid #000000"/>
    </style:style>
    <style:style style:name="ce188" style:family="table-cell" style:parent-style-name="Default">
      <style:table-cell-properties fo:background-color="#00a933" fo:border="0.74pt solid #000000"/>
    </style:style>
    <style:style style:name="ce189" style:family="table-cell" style:parent-style-name="Default">
      <style:table-cell-properties fo:background-color="#00a933" fo:border="0.74pt solid #000000"/>
      <style:text-properties fo:color="#ffa6a6"/>
    </style:style>
    <style:style style:name="ce190" style:family="table-cell" style:parent-style-name="Default">
      <style:table-cell-properties fo:background-color="#cccccc" style:diagonal-bl-tr="none" style:diagonal-tl-br="none" fo:border="0.74pt solid #000000"/>
    </style:style>
    <style:style style:name="ce191" style:family="table-cell" style:parent-style-name="Default">
      <style:table-cell-properties fo:background-color="#afd095" fo:border="0.74pt solid #000000"/>
      <style:text-properties fo:color="#bf819e"/>
    </style:style>
    <style:style style:name="ce192" style:family="table-cell" style:parent-style-name="Default">
      <style:table-cell-properties fo:background-color="#cccccc" fo:border="0.74pt solid #000000"/>
      <style:text-properties fo:color="#808080"/>
    </style:style>
    <style:style style:name="ce193" style:family="table-cell" style:parent-style-name="Default">
      <style:table-cell-properties fo:background-color="#afd095" fo:border="0.74pt solid #000000"/>
      <style:text-properties fo:color="#e8f2a1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0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8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210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4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5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1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1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22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6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8" style:family="table-cell" style:parent-style-name="Default">
      <style:table-cell-properties fo:border-bottom="0.74pt solid #000000" fo:border-left="none" fo:border-right="none" fo:border-top="0.74pt solid #000000"/>
    </style:style>
    <style:style style:name="ce229" style:family="table-cell" style:parent-style-name="Default">
      <style:table-cell-properties fo:border="none"/>
    </style:style>
    <style:style style:name="ce23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2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/>
    </style:style>
    <style:style style:name="T5" style:family="text">
      <style:text-properties fo:color="#00a933" loext:opacity="100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8" style:family="text">
      <style:text-properties style:use-window-font-color="true"/>
    </style:style>
    <style:style style:name="T9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default-cell-style-name="ce168"/>
        <table:table-column table:style-name="co3" table:number-columns-repeated="2" table:default-cell-style-name="ce168"/>
        <table:table-column table:style-name="co3" table:default-cell-style-name="ce182"/>
        <table:table-column table:style-name="co3" table:number-columns-repeated="14" table:default-cell-style-name="Default"/>
        <table:table-column table:style-name="co4" table:number-columns-repeated="16365" table:default-cell-style-name="Default"/>
        <table:table-row table:style-name="ro1">
          <table:table-cell table:style-name="ce165" table:number-columns-repeated="5"/>
          <table:table-cell table:number-columns-repeated="2"/>
          <table:table-cell table:style-name="ce165" table:number-columns-repeated="16377"/>
        </table:table-row>
        <table:table-row table:style-name="ro2">
          <table:table-cell table:style-name="ce166"/>
          <table:table-cell table:style-name="ce167" office:value-type="string" calcext:value-type="string">
            <text:p>Feature name</text:p>
          </table:table-cell>
          <table:table-cell table:style-name="ce167" office:value-type="string" calcext:value-type="string">
            <text:p>SE</text:p>
          </table:table-cell>
          <table:table-cell table:style-name="ce167" office:value-type="string" calcext:value-type="string">
            <text:p>Lace Pro</text:p>
          </table:table-cell>
          <table:table-cell table:style-name="ce167" office:value-type="string" calcext:value-type="string">
            <text:p>4i</text:p>
          </table:table-cell>
          <table:table-cell table:style-name="ce183" office:value-type="string" calcext:value-type="string">
            <text:p>Pro</text:p>
          </table:table-cell>
          <table:table-cell table:style-name="ce183" office:value-type="string" calcext:value-type="string">
            <text:p>5i</text:p>
          </table:table-cell>
          <table:table-cell table:style-name="ce167" office:value-type="string" calcext:value-type="string">
            <text:p>Pro 3</text:p>
          </table:table-cell>
          <table:table-cell table:style-name="ce166" table:number-columns-repeated="16376"/>
        </table:table-row>
        <table:table-row table:style-name="ro3">
          <table:table-cell/>
          <table:table-cell office:value-type="string" calcext:value-type="string">
            <text:p>Fetch device info</text:p>
          </table:table-cell>
          <table:table-cell table:style-name="ce172"/>
          <table:table-cell table:style-name="ce180" table:number-columns-repeated="2"/>
          <table:table-cell table:style-name="ce172"/>
          <table:table-cell table:style-name="ce187"/>
          <table:table-cell table:style-name="ce191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Fetch battery level</text:p>
          </table:table-cell>
          <table:table-cell table:style-name="ce172"/>
          <table:table-cell table:style-name="ce180" table:number-columns-repeated="2"/>
          <table:table-cell table:style-name="ce172"/>
          <table:table-cell table:style-name="ce187"/>
          <table:table-cell table:style-name="ce191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double-tap action</text:p>
          </table:table-cell>
          <table:table-cell table:style-name="ce172"/>
          <table:table-cell table:style-name="ce180" table:number-columns-repeated="2"/>
          <table:table-cell table:style-name="ce178"/>
          <table:table-cell table:style-name="ce188"/>
          <table:table-cell table:style-name="ce178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Control noise cancellation</text:p>
          </table:table-cell>
          <table:table-cell/>
          <table:table-cell table:style-name="ce180" table:number-columns-repeated="2"/>
          <table:table-cell table:style-name="ce172"/>
          <table:table-cell table:style-name="ce188"/>
          <table:table-cell table:style-name="ce172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long-tap action</text:p>
          </table:table-cell>
          <table:table-cell/>
          <table:table-cell table:style-name="ce180" table:number-columns-repeated="2"/>
          <table:table-cell table:style-name="ce178"/>
          <table:table-cell table:style-name="ce188"/>
          <table:table-cell table:style-name="ce178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preferred ANC modes for gestures</text:p>
          </table:table-cell>
          <table:table-cell/>
          <table:table-cell table:style-name="ce180" table:number-columns-repeated="2"/>
          <table:table-cell table:style-name="ce172"/>
          <table:table-cell table:style-name="ce188"/>
          <table:table-cell table:style-name="ce178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Change voice language</text:p>
          </table:table-cell>
          <table:table-cell/>
          <table:table-cell table:style-name="ce180" table:number-columns-repeated="2"/>
          <table:table-cell table:style-name="ce178"/>
          <table:table-cell table:style-name="ce187"/>
          <table:table-cell table:style-name="ce192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Fetch in-ear status</text:p>
          </table:table-cell>
          <table:table-cell table:number-columns-repeated="2"/>
          <table:table-cell table:style-name="ce180"/>
          <table:table-cell table:style-name="ce178"/>
          <table:table-cell table:style-name="ce187"/>
          <table:table-cell table:style-name="ce178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Pause when plug-off setup</text:p>
          </table:table-cell>
          <table:table-cell table:number-columns-repeated="2"/>
          <table:table-cell table:style-name="ce180"/>
          <table:table-cell table:style-name="ce172"/>
          <table:table-cell table:style-name="ce188" office:value-type="string" calcext:value-type="string">
            <text:p><text:s/></text:p>
          </table:table-cell>
          <table:table-cell table:style-name="ce172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wipe action setting</text:p>
          </table:table-cell>
          <table:table-cell table:number-columns-repeated="3"/>
          <table:table-cell table:style-name="ce184"/>
          <table:table-cell table:style-name="ce188"/>
          <table:table-cell table:style-name="ce178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Toggle multi-device support</text:p>
          </table:table-cell>
          <table:table-cell table:number-columns-repeated="3"/>
          <table:table-cell table:style-name="ce185"/>
          <table:table-cell table:style-name="ce189"/>
          <table:table-cell table:style-name="ce193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List and switch between devices</text:p>
          </table:table-cell>
          <table:table-cell table:number-columns-repeated="3"/>
          <table:table-cell table:style-name="ce178"/>
          <table:table-cell table:style-name="ce188"/>
          <table:table-cell table:style-name="ce192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et priority device</text:p>
          </table:table-cell>
          <table:table-cell table:number-columns-repeated="3"/>
          <table:table-cell table:style-name="ce178"/>
          <table:table-cell table:style-name="ce188"/>
          <table:table-cell table:style-name="ce178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Sound quality preference</text:p>
          </table:table-cell>
          <table:table-cell table:number-columns-repeated="3"/>
          <table:table-cell table:style-name="ce186"/>
          <table:table-cell table:style-name="ce188"/>
          <table:table-cell table:style-name="ce172"/>
          <table:table-cell table:number-columns-repeated="16376"/>
        </table:table-row>
        <table:table-row table:style-name="ro3">
          <table:table-cell/>
          <table:table-cell office:value-type="string" calcext:value-type="string">
            <office:annotation draw:style-name="gr2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3"/>
          <table:table-cell table:style-name="ce186"/>
          <table:table-cell table:style-name="ce188"/>
          <table:table-cell table:style-name="ce191"/>
          <table:table-cell table:number-columns-repeated="16376"/>
        </table:table-row>
        <table:table-row table:style-name="ro3">
          <table:table-cell/>
          <table:table-cell table:style-name="ce169" office:value-type="string" calcext:value-type="string">
            <text:p>Low-latency mode (Idk how it works)</text:p>
          </table:table-cell>
          <table:table-cell table:number-columns-repeated="3"/>
          <table:table-cell table:style-name="ce186"/>
          <table:table-cell table:style-name="ce190" table:number-columns-repeated="2"/>
          <table:table-cell table:number-columns-repeated="16376"/>
        </table:table-row>
        <table:table-row table:style-name="ro3">
          <table:table-cell/>
          <table:table-cell table:style-name="ce170" office:value-type="string" calcext:value-type="string">
            <text:p>“Find device” (looks like it isn’t device-specific)</text:p>
          </table:table-cell>
          <table:table-cell table:number-columns-repeated="3"/>
          <table:table-cell table:style-name="ce186"/>
          <table:table-cell table:style-name="ce179" table:number-columns-repeated="2"/>
          <table:table-cell table:number-columns-repeated="16376"/>
        </table:table-row>
        <table:table-row table:style-name="ro3">
          <table:table-cell/>
          <table:table-cell table:style-name="ce170" office:value-type="string" calcext:value-type="string">
            <text:p>Device fit test</text:p>
          </table:table-cell>
          <table:table-cell table:number-columns-repeated="3"/>
          <table:table-cell table:style-name="ce186"/>
          <table:table-cell table:style-name="ce179" table:number-columns-repeated="2"/>
          <table:table-cell table:number-columns-repeated="16376"/>
        </table:table-row>
        <table:table-row table:style-name="ro3">
          <table:table-cell/>
          <table:table-cell table:style-name="ce171" office:value-type="string" calcext:value-type="string">
            <text:p>Custom equalizer presets</text:p>
          </table:table-cell>
          <table:table-cell table:number-columns-repeated="3"/>
          <table:table-cell table:style-name="ce186" table:number-columns-repeated="2"/>
          <table:table-cell table:style-name="ce178"/>
          <table:table-cell table:number-columns-repeated="16376"/>
        </table:table-row>
        <table:table-row table:style-name="ro4" table:number-rows-repeated="2">
          <table:table-cell/>
          <table:table-cell table:style-name="Default" table:number-columns-repeated="4"/>
          <table:table-cell table:number-columns-repeated="16379"/>
        </table:table-row>
        <table:table-row table:style-name="ro5">
          <table:table-cell/>
          <table:table-cell office:value-type="string" calcext:value-type="string" table:number-columns-spanned="1" table:number-rows-spanned="2">
            <text:p>Implementation level</text:p>
          </table:table-cell>
          <table:table-cell table:style-name="ce173" office:value-type="string" calcext:value-type="string" table:number-columns-spanned="2" table:number-rows-spanned="1">
            <text:p>Tested on real device?</text:p>
          </table:table-cell>
          <table:covered-table-cell table:style-name="ce174"/>
          <table:table-cell table:style-name="Default"/>
          <table:table-cell table:number-columns-repeated="16379"/>
        </table:table-row>
        <table:table-row table:style-name="ro4">
          <table:table-cell/>
          <table:covered-table-cell/>
          <table:table-cell table:style-name="ce174" office:value-type="string" calcext:value-type="string">
            <text:p>Yes</text:p>
          </table:table-cell>
          <table:table-cell table:style-name="ce174" office:value-type="string" calcext:value-type="string">
            <text:p>Not</text:p>
          </table:table-cell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Fully implemented</text:p>
          </table:table-cell>
          <table:table-cell table:style-name="ce175"/>
          <table:table-cell table:style-name="ce172"/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Partially implemented</text:p>
          </table:table-cell>
          <table:table-cell table:style-name="ce176"/>
          <table:table-cell table:style-name="ce181"/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implemented</text:p>
          </table:table-cell>
          <table:table-cell table:style-name="ce177" table:number-columns-spanned="2" table:number-rows-spanned="1"/>
          <table:covered-table-cell/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reversed (no data)</text:p>
          </table:table-cell>
          <table:table-cell table:style-name="ce178" table:number-columns-spanned="2" table:number-rows-spanned="1"/>
          <table:covered-table-cell/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supported by device</text:p>
          </table:table-cell>
          <table:table-cell table:number-columns-spanned="2" table:number-rows-spanned="1"/>
          <table:covered-table-cell/>
          <table:table-cell table:style-name="Default"/>
          <table:table-cell table:number-columns-repeated="16379"/>
        </table:table-row>
        <table:table-row table:style-name="ro4">
          <table:table-cell/>
          <table:table-cell office:value-type="string" calcext:value-type="string">
            <text:p>Not planned, at least for now</text:p>
          </table:table-cell>
          <table:table-cell table:style-name="ce179" table:number-columns-spanned="2" table:number-rows-spanned="1"/>
          <table:covered-table-cell/>
          <table:table-cell table:style-name="Default"/>
          <table:table-cell table:number-columns-repeated="16379"/>
        </table:table-row>
      </table:table>
      <table:table table:name="FreeBuds Pr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row table:style-name="ro6">
          <table:table-cell table:style-name="ce194"/>
          <table:table-cell table:number-columns-repeated="3"/>
          <table:table-cell table:style-name="ce209"/>
          <table:table-cell table:number-columns-repeated="3"/>
          <table:table-cell table:style-name="ce222"/>
          <table:table-cell table:number-columns-repeated="2"/>
        </table:table-row>
        <table:table-row table:style-name="ro6">
          <table:table-cell table:style-name="ce195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5"/>
          <table:table-cell table:style-name="ce195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5"/>
          <table:table-cell/>
          <table:table-cell table:style-name="ce222"/>
          <table:table-cell table:number-columns-repeated="2"/>
        </table:table-row>
        <table:table-row table:style-name="ro6">
          <table:table-cell table:style-name="ce195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5"/>
          <table:table-cell table:style-name="ce195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5"/>
          <table:table-cell/>
          <table:table-cell table:style-name="ce222"/>
          <table:table-cell table:number-columns-repeated="2"/>
        </table:table-row>
        <table:table-row table:style-name="ro6">
          <table:table-cell table:style-name="ce194"/>
          <table:table-cell table:number-columns-repeated="3"/>
          <table:table-cell table:style-name="ce209"/>
          <table:table-cell table:number-columns-repeated="3"/>
          <table:table-cell table:style-name="ce222"/>
          <table:table-cell table:number-columns-repeated="2"/>
        </table:table-row>
        <table:table-row table:style-name="ro2">
          <table:table-cell table:style-name="ce194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209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222" office:value-type="string" calcext:value-type="string" table:number-columns-spanned="3" table:number-rows-spanned="1">
            <text:p>WRITE <text:span text:style-name="T8">/ </text:span><text:span text:style-name="T9">NOTIFY</text:span></text:p>
          </table:table-cell>
          <table:covered-table-cell table:number-columns-repeated="2"/>
        </table:table-row>
        <table:table-row table:style-name="ro4">
          <table:table-cell table:number-columns-repeated="11"/>
        </table:table-row>
        <table:table-row table:style-name="ro7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8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ome unknown bytes</text:p>
          </table:table-cell>
          <table:table-cell table:number-columns-repeated="4"/>
        </table:table-row>
        <table:table-row table:style-name="ro8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8">
          <table:table-cell table:style-name="ce198"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4" calcext:value-type="float">
            <text:p>4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8">
          <table:table-cell table:style-name="ce198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6" calcext:value-type="float">
            <text:p>6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8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8">
          <table:table-cell table:style-name="ce198"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0" calcext:value-type="float">
            <text:p>10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model</text:p>
          </table:table-cell>
          <table:table-cell table:number-columns-repeated="4"/>
        </table:table-row>
        <table:table-row table:style-name="ro8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8"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2" calcext:value-type="float">
            <text:p>1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codename (PUFFER)</text:p>
          </table:table-cell>
          <table:table-cell table:number-columns-repeated="4"/>
        </table:table-row>
        <table:table-row table:style-name="ro8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1</text:p>
          </table:table-cell>
          <table:table-cell table:number-columns-repeated="4"/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8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8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9">
          <table:table-cell table:style-name="ce196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06" office:value-type="string" calcext:value-type="string">
            <text:p>Get current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18" office:value-type="string" calcext:value-type="string">
            <text:p>Current ANC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20" office:value-type="string" calcext:value-type="string">
            <text:p>First byte – level, 2<text:span text:style-name="T3">nd</text:span> – mod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31" office:value-type="string" calcext:value-type="string">
            <text:p>First byte – mode, 2<text:span text:style-name="T3">nd</text:span> – level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rder different than in RESP!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4">
          <table:table-cell table:number-columns-repeated="5"/>
          <table:table-cell table:style-name="ce216" office:value-type="string" calcext:value-type="string">
            <text:p>Mode int</text:p>
          </table:table-cell>
          <table:table-cell table:style-name="ce216" office:value-type="string" calcext:value-type="string">
            <text:p>Description</text:p>
          </table:table-cell>
          <table:table-cell table:number-columns-repeated="2"/>
          <table:table-cell table:style-name="ce216" office:value-type="string" calcext:value-type="string">
            <text:p>Level int</text:p>
          </table:table-cell>
          <table:table-cell table:style-name="ce216" office:value-type="string" calcext:value-type="string">
            <text:p>Description</text:p>
          </table:table-cell>
        </table:table-row>
        <table:table-row table:style-name="ro4">
          <table:table-cell table:number-columns-repeated="5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isable ANC</text:p>
          </table:table-cell>
          <table:table-cell table:number-columns-repeated="2"/>
          <table:table-cell table:style-name="ce183" office:value-type="string" calcext:value-type="string" table:number-columns-spanned="2" table:number-rows-spanned="1">
            <text:p>For cancellation:</text:p>
          </table:table-cell>
          <table:covered-table-cell table:style-name="ce216"/>
        </table:table-row>
        <table:table-row table:style-name="ro4">
          <table:table-cell table:number-columns-repeated="5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ancellation</text:p>
          </table:table-cell>
          <table:table-cell table:number-columns-repeated="2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efault (normal)</text:p>
          </table:table-cell>
        </table:table-row>
        <table:table-row table:style-name="ro4">
          <table:table-cell table:number-columns-repeated="5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Awareness</text:p>
          </table:table-cell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ozy</text:p>
          </table:table-cell>
        </table:table-row>
        <table:table-row table:style-name="ro4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Unltra</text:p>
          </table:table-cell>
        </table:table-row>
        <table:table-row table:style-name="ro4">
          <table:table-cell table:number-columns-repeated="9"/>
          <table:table-cell table:style-name="ce216" office:value-type="float" office:value="3" calcext:value-type="float">
            <text:p>3</text:p>
          </table:table-cell>
          <table:table-cell table:style-name="ce216" office:value-type="string" calcext:value-type="string">
            <text:p>Dynamic</text:p>
          </table:table-cell>
        </table:table-row>
        <table:table-row table:style-name="ro4">
          <table:table-cell table:number-columns-repeated="9"/>
          <table:table-cell table:style-name="ce183" office:value-type="string" calcext:value-type="string" table:number-columns-spanned="2" table:number-rows-spanned="1">
            <text:p>For awareness</text:p>
          </table:table-cell>
          <table:covered-table-cell table:style-name="ce216"/>
        </table:table-row>
        <table:table-row table:style-name="ro4">
          <table:table-cell table:number-columns-repeated="9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With “voice boost”</text:p>
          </table:table-cell>
        </table:table-row>
        <table:table-row table:style-name="ro4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Without “voice boost”</text:p>
          </table:table-cell>
        </table:table-row>
        <table:table-row table:style-name="ro4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4">
          <table:table-cell table:number-columns-repeated="11"/>
        </table:table-row>
        <table:table-row table:style-name="ro11">
          <table:table-cell table:style-name="ce196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06" office:value-type="string" calcext:value-type="string">
            <text:p>Get long tap behavior 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18" office:value-type="string" calcext:value-type="string">
            <text:p>Current long tap behavior 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6</text:p>
          </table:table-cell>
          <table:table-cell table:style-name="ce230" office:value-type="string" calcext:value-type="string">
            <text:p>Set long-tap action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8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3" calcext:value-type="float">
            <text:p>13</text:p>
          </table:table-cell>
          <table:table-cell table:style-name="ce220" office:value-type="string" calcext:value-type="string">
            <text:p>Bytes from 0x01 to 0x0a + 0x0e, 0x0f ?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Require additional research</text:p>
          </table:table-cell>
        </table:table-row>
        <table:table-row table:style-name="ro8">
          <table:table-cell table:number-columns-repeated="4"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4">
          <table:table-cell table:number-columns-repeated="11"/>
        </table:table-row>
        <table:table-row table:style-name="ro4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4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4">
          <table:table-cell table:number-columns-repeated="4"/>
          <table:covered-table-cell table:number-columns-repeated="3"/>
          <table:table-cell table:number-columns-repeated="2"/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witch preferred anc modes</text:p>
          </table:table-cell>
        </table:table-row>
        <table:table-row table:style-name="ro4">
          <table:table-cell table:number-columns-repeated="9"/>
          <table:table-cell table:style-name="ce229" table:number-columns-repeated="2"/>
        </table:table-row>
      </table:table>
      <table:table table:name="FreeBuds Pro 3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row table:style-name="ro6">
          <table:table-cell table:style-name="ce194"/>
          <table:table-cell table:number-columns-repeated="3"/>
          <table:table-cell table:style-name="ce209"/>
          <table:table-cell table:number-columns-repeated="3"/>
          <table:table-cell table:style-name="ce222"/>
          <table:table-cell table:number-columns-repeated="2"/>
        </table:table-row>
        <table:table-row table:style-name="ro6">
          <table:table-cell table:style-name="ce195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5"/>
          <table:table-cell table:style-name="ce195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5"/>
          <table:table-cell/>
          <table:table-cell table:style-name="ce222"/>
          <table:table-cell table:number-columns-repeated="2"/>
        </table:table-row>
        <table:table-row table:style-name="ro6">
          <table:table-cell table:style-name="ce195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5"/>
          <table:table-cell table:style-name="ce195" office:value-type="string" calcext:value-type="string" table:number-columns-spanned="4" table:number-rows-spanned="1">
            <text:p>1 (0x1)</text:p>
          </table:table-cell>
          <table:covered-table-cell table:number-columns-repeated="3" table:style-name="ce195"/>
          <table:table-cell/>
          <table:table-cell table:style-name="ce222"/>
          <table:table-cell table:number-columns-repeated="2"/>
        </table:table-row>
        <table:table-row table:style-name="ro6">
          <table:table-cell table:style-name="ce194"/>
          <table:table-cell table:number-columns-repeated="3"/>
          <table:table-cell table:style-name="ce209"/>
          <table:table-cell table:number-columns-repeated="3"/>
          <table:table-cell table:style-name="ce222"/>
          <table:table-cell table:number-columns-repeated="2"/>
        </table:table-row>
        <table:table-row table:style-name="ro2">
          <table:table-cell table:style-name="ce194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209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222" office:value-type="string" calcext:value-type="string" table:number-columns-spanned="3" table:number-rows-spanned="1">
            <text:p>WRITE <text:span text:style-name="T8">/ </text:span><text:span text:style-name="T9">NOTIFY</text:span></text:p>
          </table:table-cell>
          <table:covered-table-cell table:number-columns-repeated="2"/>
        </table:table-row>
        <table:table-row table:style-name="ro4">
          <table:table-cell table:number-columns-repeated="11"/>
        </table:table-row>
        <table:table-row table:style-name="ro7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8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ome unknown bytes</text:p>
          </table:table-cell>
          <table:table-cell table:number-columns-repeated="4"/>
        </table:table-row>
        <table:table-row table:style-name="ro8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8">
          <table:table-cell table:style-name="ce198"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4" calcext:value-type="float">
            <text:p>4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8">
          <table:table-cell table:style-name="ce198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6" calcext:value-type="float">
            <text:p>6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8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8">
          <table:table-cell table:style-name="ce198"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0" calcext:value-type="float">
            <text:p>10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model</text:p>
          </table:table-cell>
          <table:table-cell table:number-columns-repeated="4"/>
        </table:table-row>
        <table:table-row table:style-name="ro8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8"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2" calcext:value-type="float">
            <text:p>1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codename (PUFFER)</text:p>
          </table:table-cell>
          <table:table-cell table:number-columns-repeated="4"/>
        </table:table-row>
        <table:table-row table:style-name="ro8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1</text:p>
          </table:table-cell>
          <table:table-cell table:number-columns-repeated="4"/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8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8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9">
          <table:table-cell table:style-name="ce196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06" office:value-type="string" calcext:value-type="string">
            <text:p>Get current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18" office:value-type="string" calcext:value-type="string">
            <text:p>Current ANC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20" office:value-type="string" calcext:value-type="string">
            <text:p>First byte – level, 2<text:span text:style-name="T3">nd</text:span> – mod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31" office:value-type="string" calcext:value-type="string">
            <text:p>First byte – mode, 2<text:span text:style-name="T3">nd</text:span> – level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rder different than in RESP!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4">
          <table:table-cell table:number-columns-repeated="5"/>
          <table:table-cell table:style-name="ce216" office:value-type="string" calcext:value-type="string">
            <text:p>Mode int</text:p>
          </table:table-cell>
          <table:table-cell table:style-name="ce216" office:value-type="string" calcext:value-type="string">
            <text:p>Description</text:p>
          </table:table-cell>
          <table:table-cell table:number-columns-repeated="2"/>
          <table:table-cell table:style-name="ce216" office:value-type="string" calcext:value-type="string">
            <text:p>Level int</text:p>
          </table:table-cell>
          <table:table-cell table:style-name="ce216" office:value-type="string" calcext:value-type="string">
            <text:p>Description</text:p>
          </table:table-cell>
        </table:table-row>
        <table:table-row table:style-name="ro4">
          <table:table-cell table:number-columns-repeated="5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isable ANC</text:p>
          </table:table-cell>
          <table:table-cell table:number-columns-repeated="2"/>
          <table:table-cell table:style-name="ce183" office:value-type="string" calcext:value-type="string" table:number-columns-spanned="2" table:number-rows-spanned="1">
            <text:p>For cancellation:</text:p>
          </table:table-cell>
          <table:covered-table-cell table:style-name="ce216"/>
        </table:table-row>
        <table:table-row table:style-name="ro4">
          <table:table-cell table:number-columns-repeated="5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ancellation</text:p>
          </table:table-cell>
          <table:table-cell table:number-columns-repeated="2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efault (normal)</text:p>
          </table:table-cell>
        </table:table-row>
        <table:table-row table:style-name="ro4">
          <table:table-cell table:number-columns-repeated="5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Awareness</text:p>
          </table:table-cell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ozy</text:p>
          </table:table-cell>
        </table:table-row>
        <table:table-row table:style-name="ro4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Unltra</text:p>
          </table:table-cell>
        </table:table-row>
        <table:table-row table:style-name="ro4">
          <table:table-cell table:number-columns-repeated="9"/>
          <table:table-cell table:style-name="ce216" office:value-type="float" office:value="3" calcext:value-type="float">
            <text:p>3</text:p>
          </table:table-cell>
          <table:table-cell table:style-name="ce216" office:value-type="string" calcext:value-type="string">
            <text:p>Dynamic</text:p>
          </table:table-cell>
        </table:table-row>
        <table:table-row table:style-name="ro4">
          <table:table-cell table:number-columns-repeated="9"/>
          <table:table-cell table:style-name="ce183" office:value-type="string" calcext:value-type="string" table:number-columns-spanned="2" table:number-rows-spanned="1">
            <text:p>For awareness</text:p>
          </table:table-cell>
          <table:covered-table-cell table:style-name="ce216"/>
        </table:table-row>
        <table:table-row table:style-name="ro4">
          <table:table-cell table:number-columns-repeated="9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With “voice boost”</text:p>
          </table:table-cell>
        </table:table-row>
        <table:table-row table:style-name="ro4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Without “voice boost”</text:p>
          </table:table-cell>
        </table:table-row>
        <table:table-row table:style-name="ro4">
          <table:table-cell table:number-columns-repeated="11"/>
        </table:table-row>
        <table:table-row table:style-name="ro5">
          <table:table-cell table:style-name="ce196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06" office:value-type="string" calcext:value-type="string">
            <text:p>Get current S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18" office:value-type="string" calcext:value-type="string">
            <text:p>Current S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A2</text:p>
          </table:table-cell>
          <table:table-cell table:style-name="ce230" office:value-type="string" calcext:value-type="string">
            <text:p>Change SQ mode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connectivity, 0 – sound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1 – connectivity, 2 – soun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8">
          <table:table-cell table:style-name="ce233"/>
          <table:table-cell table:style-name="ce234" table:number-columns-repeated="2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 table:number-rows-repeated="2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06" office:value-type="string" calcext:value-type="string">
            <text:p>Get current E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18" office:value-type="string" calcext:value-type="string">
            <text:p>Current E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</text:p>
          </table:table-cell>
        </table:table-row>
        <table:table-row table:style-name="ro8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preset ID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preset I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8">
          <table:table-cell table:number-columns-repeated="4"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4" calcext:value-type="float">
            <text:p>4</text:p>
          </table:table-cell>
          <table:table-cell table:style-name="ce220" office:value-type="string" calcext:value-type="string">
            <text:p>0x02030509</text:p>
          </table:table-cell>
          <table:table-cell table:number-columns-repeated="4"/>
        </table:table-row>
        <table:table-row table:style-name="ro8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0x05</text:p>
          </table:table-cell>
          <table:table-cell table:number-columns-repeated="2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8">
          <table:table-cell table:number-columns-repeated="4"/>
          <table:table-cell table:style-name="ce212" office:value-type="float" office:value="8" calcext:value-type="float">
            <text:p>8</text:p>
          </table:table-cell>
          <table:table-cell table:style-name="ce203" office:value-type="float" office:value="36" calcext:value-type="float">
            <text:p>36</text:p>
          </table:table-cell>
          <table:table-cell table:style-name="ce220" office:value-type="string" calcext:value-type="string">
            <text:p>Custom preset? 12 bytes + label + zeros</text:p>
          </table:table-cell>
          <table:table-cell table:number-columns-repeated="2"/>
          <table:table-cell table:style-name="ce168" office:value-type="float" office:value="5" calcext:value-type="float">
            <text:p>5</text:p>
          </table:table-cell>
          <table:table-cell table:style-name="ce168" office:value-type="string" calcext:value-type="string">
            <text:p>Default</text:p>
          </table:table-cell>
        </table:table-row>
        <table:table-row table:style-name="ro8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Bass-boost</text:p>
          </table:table-cell>
        </table:table-row>
        <table:table-row table:style-name="ro4">
          <table:table-cell table:number-columns-repeated="9"/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Treble boost</text:p>
          </table:table-cell>
        </table:table-row>
        <table:table-row table:style-name="ro4">
          <table:table-cell table:number-columns-repeated="9"/>
          <table:table-cell table:style-name="ce168" office:value-type="float" office:value="9" calcext:value-type="float">
            <text:p>9</text:p>
          </table:table-cell>
          <table:table-cell table:style-name="ce168" office:value-type="string" calcext:value-type="string">
            <text:p>Voice</text:p>
          </table:table-cell>
        </table:table-row>
        <table:table-row table:style-name="ro4">
          <table:table-cell table:number-columns-repeated="11"/>
        </table:table-row>
        <table:table-row table:style-name="ro8">
          <table:table-cell table:number-columns-repeated="8"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 (extended)</text:p>
          </table:table-cell>
        </table:table-row>
        <table:table-row table:style-name="ro8">
          <table:table-cell table:number-columns-repeated="8"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0xc8 or 0x65</text:p>
          </table:table-cell>
        </table:table-row>
        <table:table-row table:style-name="ro8">
          <table:table-cell table:number-columns-repeated="8"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Count of eq columns, maybe</text:p>
          </table:table-cell>
        </table:table-row>
        <table:table-row table:style-name="ro8">
          <table:table-cell table:number-columns-repeated="8"/>
          <table:table-cell table:style-name="ce225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??</text:p>
          </table:table-cell>
        </table:table-row>
        <table:table-row table:style-name="ro8">
          <table:table-cell table:number-columns-repeated="8"/>
          <table:table-cell table:style-name="ce224" office:value-type="float" office:value="3" calcext:value-type="float">
            <text:p>3</text:p>
          </table:table-cell>
          <table:table-cell table:style-name="ce202" office:value-type="float" office:value="10" calcext:value-type="float">
            <text:p>10</text:p>
          </table:table-cell>
          <table:table-cell table:style-name="ce230" office:value-type="string" calcext:value-type="string">
            <text:p>Equalizer preset values</text:p>
          </table:table-cell>
        </table:table-row>
        <table:table-row table:style-name="ro8">
          <table:table-cell table:number-columns-repeated="8"/>
          <table:table-cell table:style-name="ce225" office:value-type="float" office:value="4" calcext:value-type="float">
            <text:p>4</text:p>
          </table:table-cell>
          <table:table-cell table:style-name="ce203" office:value-type="string" calcext:value-type="string">
            <text:p>Varies</text:p>
          </table:table-cell>
          <table:table-cell table:style-name="ce231" office:value-type="string" calcext:value-type="string">
            <text:p>New preset name</text:p>
          </table:table-cell>
        </table:table-row>
        <table:table-row table:style-name="ro8">
          <table:table-cell table:number-columns-repeated="8"/>
          <table:table-cell table:style-name="ce226"/>
          <table:table-cell table:style-name="ce227"/>
          <table:table-cell table:style-name="ce232"/>
        </table:table-row>
        <table:table-row table:style-name="ro4">
          <table:table-cell table:number-columns-repeated="11"/>
        </table:table-row>
        <table:table-row table:style-name="ro11">
          <table:table-cell table:style-name="ce196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06" office:value-type="string" calcext:value-type="string">
            <text:p>Get multi-dev stat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18" office:value-type="string" calcext:value-type="string">
            <text:p>Current multi-dev enable stat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2e</text:p>
          </table:table-cell>
          <table:table-cell table:style-name="ce230" office:value-type="string" calcext:value-type="string">
            <text:p>Change multi-dev mode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2 – off 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on, 0 – off 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8">
          <table:table-cell table:style-name="ce233"/>
          <table:table-cell table:style-name="ce234" table:number-columns-repeated="2"/>
          <table:table-cell table:number-columns-repeated="8"/>
        </table:table-row>
        <table:table-row table:style-name="ro13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</table:table>
      <table:table table:name="FreeBuds 5i" table:style-name="ta1"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row table:style-name="ro6">
          <table:table-cell table:style-name="ce194"/>
          <table:table-cell table:number-columns-repeated="3"/>
          <table:table-cell table:style-name="ce209"/>
          <table:table-cell table:number-columns-repeated="3"/>
          <table:table-cell table:style-name="ce222"/>
          <table:table-cell table:number-columns-repeated="2"/>
        </table:table-row>
        <table:table-row table:style-name="ro6">
          <table:table-cell table:style-name="ce195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5"/>
          <table:table-cell table:style-name="ce195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195"/>
          <table:table-cell/>
          <table:table-cell table:style-name="ce222"/>
          <table:table-cell table:number-columns-repeated="2"/>
        </table:table-row>
        <table:table-row table:style-name="ro6">
          <table:table-cell table:style-name="ce195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5"/>
          <table:table-cell table:style-name="ce195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5"/>
          <table:table-cell/>
          <table:table-cell table:style-name="ce222"/>
          <table:table-cell table:number-columns-repeated="2"/>
        </table:table-row>
        <table:table-row table:style-name="ro6">
          <table:table-cell table:style-name="ce194"/>
          <table:table-cell table:number-columns-repeated="3"/>
          <table:table-cell table:style-name="ce209"/>
          <table:table-cell table:number-columns-repeated="3"/>
          <table:table-cell table:style-name="ce222"/>
          <table:table-cell table:number-columns-repeated="2"/>
        </table:table-row>
        <table:table-row table:style-name="ro2">
          <table:table-cell table:style-name="ce194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209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222" office:value-type="string" calcext:value-type="string" table:number-columns-spanned="3" table:number-rows-spanned="1">
            <text:p>WRITE <text:span text:style-name="T8">/ </text:span><text:span text:style-name="T9">NOTIFY</text:span></text:p>
          </table:table-cell>
          <table:covered-table-cell table:number-columns-repeated="2"/>
        </table:table-row>
        <table:table-row table:style-name="ro4">
          <table:table-cell table:number-columns-repeated="11"/>
        </table:table-row>
        <table:table-row table:style-name="ro7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8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ome unknown bytes</text:p>
          </table:table-cell>
          <table:table-cell table:number-columns-repeated="4"/>
        </table:table-row>
        <table:table-row table:style-name="ro8">
          <table:table-cell table:style-name="ce198" office:value-type="float" office:value="3" calcext:value-type="float">
            <text:p>3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Hardware version</text:p>
          </table:table-cell>
          <table:table-cell table:number-columns-repeated="4"/>
        </table:table-row>
        <table:table-row table:style-name="ro8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8">
          <table:table-cell table:style-name="ce198" office:value-type="float" office:value="9" calcext:value-type="float">
            <text:p>9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9" calcext:value-type="float">
            <text:p>9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erial number</text:p>
          </table:table-cell>
          <table:table-cell table:number-columns-repeated="4"/>
        </table:table-row>
        <table:table-row table:style-name="ro8">
          <table:table-cell table:style-name="ce199" office:value-type="float" office:value="10" calcext:value-type="float">
            <text:p>10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0" calcext:value-type="float">
            <text:p>10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Device model</text:p>
          </table:table-cell>
          <table:table-cell table:number-columns-repeated="4"/>
        </table:table-row>
        <table:table-row table:style-name="ro8">
          <table:table-cell table:style-name="ce198" office:value-type="float" office:value="15" calcext:value-type="float">
            <text:p>1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5" calcext:value-type="float">
            <text:p>15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hort device model</text:p>
          </table:table-cell>
          <table:table-cell table:number-columns-repeated="4"/>
        </table:table-row>
        <table:table-row table:style-name="ro8">
          <table:table-cell table:style-name="ce199" office:value-type="string" calcext:value-type="string">
            <text:p>24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24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ome string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7</text:p>
          </table:table-cell>
          <table:table-cell table:number-columns-repeated="4"/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8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8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8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8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1" office:value-type="string" calcext:value-type="string">
            <text:p>4</text:p>
          </table:table-cell>
          <table:table-cell table:style-name="ce202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8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4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8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8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202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8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203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8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4">
          <table:table-cell table:number-columns-repeated="11"/>
        </table:table-row>
        <table:table-row table:style-name="ro9">
          <table:table-cell table:style-name="ce196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06" office:value-type="string" calcext:value-type="string">
            <text:p>Get current 2-tap action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18" office:value-type="string" calcext:value-type="string">
            <text:p>Current 2 tap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Current action left, table below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option value for left, table below</text:p>
          </table:table-cell>
        </table:table-row>
        <table:table-row table:style-name="ro8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action right, table below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option value for right, table below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5" calcext:value-type="float">
            <text:p>5</text:p>
          </table:table-cell>
          <table:table-cell table:style-name="ce220" office:value-type="string" calcext:value-type="string">
            <text:p>List of available option values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in-call action (1 – answer, -1 – none)</text:p>
          </table:table-cell>
        </table:table-row>
        <table:table-row table:style-name="ro8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in-call action (1 – on, -1 – off)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8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9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Voice assistant</text:p>
          </table:table-cell>
        </table:table-row>
        <table:table-row table:style-name="ro4">
          <table:table-cell table:number-columns-repeated="9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Play/Pause</text:p>
          </table:table-cell>
        </table:table-row>
        <table:table-row table:style-name="ro4">
          <table:table-cell table:number-columns-repeated="9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Next song</text:p>
          </table:table-cell>
        </table:table-row>
        <table:table-row table:style-name="ro4">
          <table:table-cell table:number-columns-repeated="9"/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Prev song</text:p>
          </table:table-cell>
        </table:table-row>
        <table:table-row table:style-name="ro4">
          <table:table-cell table:number-columns-repeated="9"/>
          <table:table-cell table:style-name="ce168" office:value-type="float" office:value="-1" calcext:value-type="float">
            <text:p>-1</text:p>
          </table:table-cell>
          <table:table-cell table:style-name="ce168" office:value-type="string" calcext:value-type="string">
            <text:p>No action</text:p>
          </table:table-cell>
        </table:table-row>
        <table:table-row table:style-name="ro4">
          <table:table-cell table:number-columns-repeated="9"/>
          <table:table-cell table:style-name="ce229" table:number-columns-repeated="2"/>
        </table:table-row>
        <table:table-row table:style-name="ro10">
          <table:table-cell table:style-name="ce196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06" office:value-type="string" calcext:value-type="string">
            <text:p>Get current S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18" office:value-type="string" calcext:value-type="string">
            <text:p>Current S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A2</text:p>
          </table:table-cell>
          <table:table-cell table:style-name="ce230" office:value-type="string" calcext:value-type="string">
            <text:p>Change SQ mode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connectivity, 0 – sound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1 – connectivity, 2 – soun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8">
          <table:table-cell table:style-name="ce233"/>
          <table:table-cell table:style-name="ce234" table:number-columns-repeated="2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11"/>
        </table:table-row>
        <table:table-row table:style-name="ro11">
          <table:table-cell table:style-name="ce196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06" office:value-type="string" calcext:value-type="string">
            <text:p>Get current E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18" office:value-type="string" calcext:value-type="string">
            <text:p>Current E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</text:p>
          </table:table-cell>
        </table:table-row>
        <table:table-row table:style-name="ro8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EQ mode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New EQ mode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8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Default</text:p>
          </table:table-cell>
        </table:table-row>
        <table:table-row table:style-name="ro4">
          <table:table-cell table:number-columns-repeated="9"/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Bass-boost</text:p>
          </table:table-cell>
        </table:table-row>
        <table:table-row table:style-name="ro4">
          <table:table-cell table:number-columns-repeated="9"/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Treble boost</text:p>
          </table:table-cell>
        </table:table-row>
        <table:table-row table:style-name="ro4">
          <table:table-cell table:number-columns-repeated="11"/>
        </table:table-row>
        <table:table-row table:style-name="ro11">
          <table:table-cell table:style-name="ce196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9</text:p>
          </table:table-cell>
          <table:table-cell table:style-name="ce206" office:value-type="string" calcext:value-type="string">
            <text:p>Get current pref ANC modes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9</text:p>
          </table:table-cell>
          <table:table-cell table:style-name="ce218" office:value-type="string" calcext:value-type="string">
            <text:p>Current prefered ANC modes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8</text:p>
          </table:table-cell>
          <table:table-cell table:style-name="ce230" office:value-type="string" calcext:value-type="string">
            <text:p>Set prefered ANC modes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8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0" calcext:value-type="float">
            <text:p>10</text:p>
          </table:table-cell>
          <table:table-cell table:style-name="ce220" office:value-type="string" calcext:value-type="string">
            <text:p>Bytes from 0x01 to 0x0a ?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8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4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4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4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4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4">
          <table:table-cell table:number-columns-repeated="11"/>
        </table:table-row>
        <table:table-row table:style-name="ro15">
          <table:table-cell table:style-name="ce196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06" office:value-type="string" calcext:value-type="string">
            <text:p>Get long tap behavior 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18" office:value-type="string" calcext:value-type="string">
            <text:p>Current long tap behavior 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6</text:p>
          </table:table-cell>
          <table:table-cell table:style-name="ce230" office:value-type="string" calcext:value-type="string">
            <text:p>Set long-tap action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8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3" calcext:value-type="float">
            <text:p>13</text:p>
          </table:table-cell>
          <table:table-cell table:style-name="ce220" office:value-type="string" calcext:value-type="string">
            <text:p>Bytes from 0x01 to 0x0a + 0x0e, 0x0f ?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In-call action setting</text:p>
          </table:table-cell>
        </table:table-row>
        <table:table-row table:style-name="ro8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n-call action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8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4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4">
          <table:table-cell table:number-columns-repeated="4"/>
          <table:covered-table-cell table:number-columns-repeated="3"/>
          <table:table-cell table:number-columns-repeated="2"/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witch preferred anc modes</text:p>
          </table:table-cell>
        </table:table-row>
        <table:table-row table:style-name="ro4">
          <table:table-cell table:number-columns-repeated="9"/>
          <table:table-cell table:style-name="ce228" office:value-type="string" calcext:value-type="string">
            <text:p>??</text:p>
          </table:table-cell>
          <table:table-cell table:style-name="ce228" office:value-type="string" calcext:value-type="string">
            <text:p>“Identify song”, forgot to dump</text:p>
          </table:table-cell>
        </table:table-row>
        <table:table-row table:style-name="ro4">
          <table:table-cell table:number-columns-repeated="9"/>
          <table:table-cell table:style-name="ce228" table:number-columns-repeated="2"/>
        </table:table-row>
        <table:table-row table:style-name="ro4">
          <table:table-cell table:number-columns-repeated="9"/>
          <table:table-cell table:style-name="ce228" office:value-type="string" calcext:value-type="string">
            <text:p>In-call 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4">
          <table:table-cell table:number-columns-repeated="9"/>
          <table:table-cell table:style-name="ce228" office:value-type="float" office:value="0" calcext:value-type="float">
            <text:p>0</text:p>
          </table:table-cell>
          <table:table-cell table:style-name="ce228" office:value-type="string" calcext:value-type="string">
            <text:p>Answer / reject call</text:p>
          </table:table-cell>
        </table:table-row>
        <table:table-row table:style-name="ro4">
          <table:table-cell table:number-columns-repeated="11"/>
        </table:table-row>
        <table:table-row table:style-name="ro16">
          <table:table-cell table:style-name="ce196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F</text:p>
          </table:table-cell>
          <table:table-cell table:style-name="ce206" office:value-type="string" calcext:value-type="string">
            <text:p>Get swipe action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F</text:p>
          </table:table-cell>
          <table:table-cell table:style-name="ce218" office:value-type="string" calcext:value-type="string">
            <text:p>Current swipe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E</text:p>
          </table:table-cell>
          <table:table-cell table:style-name="ce230"/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Actual valu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value</text:p>
          </table:table-cell>
        </table:table-row>
        <table:table-row table:style-name="ro8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18" office:value-type="string" calcext:value-type="string">
            <text:p>0x00FF ??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value, duplicate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4">
          <table:table-cell table:number-columns-repeated="9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4">
          <table:table-cell table:number-columns-repeated="9"/>
          <table:table-cell table:style-name="ce228" office:value-type="float" office:value="0" calcext:value-type="float">
            <text:p>0</text:p>
          </table:table-cell>
          <table:table-cell table:style-name="ce228" office:value-type="string" calcext:value-type="string">
            <text:p>Volume control</text:p>
          </table:table-cell>
        </table:table-row>
        <table:table-row table:style-name="ro4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1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4">
          <table:table-cell table:number-columns-repeated="11"/>
        </table:table-row>
        <table:table-row table:style-name="ro17">
          <table:table-cell table:style-name="ce196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8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number-columns-repeated="4"/>
          <table:covered-table-cell table:number-columns-repeated="3"/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6C</text:p>
          </table:table-cell>
          <table:table-cell table:style-name="ce230" office:value-type="string" calcext:value-type="string">
            <text:p>Set low-latency on/off</text:p>
          </table:table-cell>
        </table:table-row>
        <table:table-row table:style-name="ro8">
          <table:table-cell table:number-columns-repeated="4"/>
          <table:covered-table-cell table:number-columns-repeated="3"/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8">
          <table:table-cell table:number-columns-repeated="4"/>
          <table:covered-table-cell table:number-columns-repeated="3"/>
          <table:table-cell/>
          <table:table-cell table:style-name="ce226"/>
          <table:table-cell table:style-name="ce227"/>
          <table:table-cell table:style-name="ce232"/>
        </table:table-row>
        <table:table-row table:style-name="ro4">
          <table:table-cell table:number-columns-repeated="11"/>
        </table:table-row>
        <table:table-row table:style-name="ro18">
          <table:table-cell table:style-name="ce196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31</text:p>
          </table:table-cell>
          <table:table-cell table:style-name="ce206" office:value-type="string" calcext:value-type="string">
            <text:p>Get paried devices list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31</text:p>
          </table:table-cell>
          <table:table-cell table:style-name="ce218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8">
          <table:table-cell table:number-columns-repeated="4"/>
          <table:table-cell table:style-name="ce212" office:value-type="float" office:value="4" calcext:value-type="float">
            <text:p>4</text:p>
          </table:table-cell>
          <table:table-cell table:style-name="ce203" office:value-type="float" office:value="6" calcext:value-type="float">
            <text:p>6</text:p>
          </table:table-cell>
          <table:table-cell table:style-name="ce220" office:value-type="string" calcext:value-type="string">
            <text:p>Device MAC-address</text:p>
          </table:table-cell>
          <table:table-cell table:number-columns-repeated="4"/>
        </table:table-row>
        <table:table-row table:style-name="ro8">
          <table:table-cell table:number-columns-repeated="4"/>
          <table:table-cell table:style-name="ce211" office:value-type="float" office:value="5" calcext:value-type="float">
            <text:p>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s device connected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number-columns-repeated="4"/>
          <table:table-cell table:style-name="ce212" office:value-type="float" office:value="6" calcext:value-type="float">
            <text:p>6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8">
          <table:table-cell table:number-columns-repeated="4"/>
          <table:table-cell table:style-name="ce211" office:value-type="float" office:value="7" calcext:value-type="float">
            <text:p>7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8">
          <table:table-cell table:number-columns-repeated="4"/>
          <table:table-cell table:style-name="ce212" office:value-type="float" office:value="8" calcext:value-type="float">
            <text:p>8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Auto-connect enabled?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8">
          <table:table-cell table:number-columns-repeated="4"/>
          <table:table-cell table:style-name="ce211" office:value-type="float" office:value="9" calcext:value-type="float">
            <text:p>9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8">
          <table:table-cell table:number-columns-repeated="4"/>
          <table:table-cell table:style-name="ce213"/>
          <table:table-cell table:style-name="ce215"/>
          <table:table-cell table:style-name="ce221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4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4" table:number-rows-repeated="2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06" office:value-type="string" calcext:value-type="string">
            <text:p>Get dual-connect enabled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18" office:value-type="string" calcext:value-type="string">
            <text:p>Dual-connect enable stat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2E</text:p>
          </table:table-cell>
          <table:table-cell table:style-name="ce230" office:value-type="string" calcext:value-type="string">
            <text:p>Set dual-connect enabled state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0 – off, 1 – on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0 – off, 1 – on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4">
          <table:table-cell table:number-columns-repeated="11"/>
        </table:table-row>
        <table:table-row table:style-name="ro13">
          <table:table-cell table:number-columns-repeated="11"/>
        </table:table-row>
      </table:table>
      <table:table table:name="FreeBuds SE" table:style-name="ta1">
        <table:table-column table:style-name="co17" table:default-cell-style-name="ce198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7" table:default-cell-style-name="ce211"/>
        <table:table-column table:style-name="co18" table:default-cell-style-name="ce202"/>
        <table:table-column table:style-name="co20" table:default-cell-style-name="ce218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6">
          <table:table-cell table:style-name="ce194"/>
          <table:table-cell table:number-columns-repeated="3"/>
          <table:table-cell table:style-name="ce209"/>
          <table:table-cell table:style-name="Default" table:number-columns-repeated="2"/>
          <table:table-cell/>
          <table:table-cell table:style-name="ce222"/>
          <table:table-cell table:number-columns-repeated="2"/>
        </table:table-row>
        <table:table-row table:style-name="ro6">
          <table:table-cell table:style-name="ce195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195"/>
          <table:table-cell table:style-name="ce195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195"/>
          <table:table-cell/>
          <table:table-cell table:style-name="ce222"/>
          <table:table-cell table:number-columns-repeated="2"/>
        </table:table-row>
        <table:table-row table:style-name="ro6">
          <table:table-cell table:style-name="ce195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195"/>
          <table:table-cell table:style-name="ce195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195"/>
          <table:table-cell/>
          <table:table-cell table:style-name="ce222"/>
          <table:table-cell table:number-columns-repeated="2"/>
        </table:table-row>
        <table:table-row table:style-name="ro6">
          <table:table-cell table:style-name="ce194"/>
          <table:table-cell table:number-columns-repeated="3"/>
          <table:table-cell table:style-name="ce209"/>
          <table:table-cell table:style-name="Default" table:number-columns-repeated="2"/>
          <table:table-cell/>
          <table:table-cell table:style-name="ce222"/>
          <table:table-cell table:number-columns-repeated="2"/>
        </table:table-row>
        <table:table-row table:style-name="ro2">
          <table:table-cell table:style-name="ce194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209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222" office:value-type="string" calcext:value-type="string" table:number-columns-spanned="3" table:number-rows-spanned="1">
            <text:p>WRITE <text:span text:style-name="T8">/ </text:span><text:span text:style-name="T9">NOTIFY</text:span></text:p>
          </table:table-cell>
          <table:covered-table-cell table:number-columns-repeated="2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7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8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8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8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8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9">
          <table:table-cell table:style-name="ce196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8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8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06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8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Current action left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option value for left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option value for right</text:p>
          </table:table-cell>
        </table:table-row>
        <table:table-row table:style-name="ro8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5" calcext:value-type="float">
            <text:p>5</text:p>
          </table:table-cell>
          <table:table-cell table:style-name="ce220" office:value-type="string" calcext:value-type="string">
            <text:p>List of available option values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param 1 or 2 must exist</text:p>
          </table:table-cell>
        </table:table-row>
        <table:table-row table:style-name="ro8">
          <table:table-cell table:style-name="Default"/>
          <table:table-cell table:number-columns-repeated="3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Voice assistant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Play/Pause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Next song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Prev song</text:p>
          </table:table-cell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-1" calcext:value-type="float">
            <text:p>-1</text:p>
          </table:table-cell>
          <table:table-cell table:style-name="ce168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 style:data-style-name="N2" text:time-value="12:14:12.5752610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01-24T12:35:43.803119811</dc:date>
    <meta:editing-duration>PT18H30M3S</meta:editing-duration>
    <meta:editing-cycles>66</meta:editing-cycles>
    <meta:generator>LibreOffice/7.6.4.1$Linux_X86_64 LibreOffice_project/e19e193f88cd6c0525a17fb7a176ed8e6a3e2aa1</meta:generator>
    <meta:document-statistic meta:table-count="5" meta:cell-count="1374" meta:object-count="0"/>
  </office:meta>
</office:document-meta>
</file>